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bbc0" officeooo:paragraph-rsid="000cbbc0"/>
    </style:style>
    <style:style style:name="P2" style:family="paragraph" style:parent-style-name="Text_20_body">
      <style:text-properties officeooo:rsid="000eb4c2" officeooo:paragraph-rsid="000eb4c2"/>
    </style:style>
    <style:style style:name="P3" style:family="paragraph" style:parent-style-name="Title">
      <style:text-properties officeooo:rsid="000cbbc0" officeooo:paragraph-rsid="000cbbc0"/>
    </style:style>
    <style:style style:name="P4" style:family="paragraph" style:parent-style-name="Text_20_body" style:list-style-name="L1">
      <style:text-properties officeooo:rsid="000cbbc0" officeooo:paragraph-rsid="000cbbc0"/>
    </style:style>
    <style:style style:name="P5" style:family="paragraph" style:parent-style-name="Text_20_body" style:list-style-name="L2">
      <style:text-properties officeooo:rsid="000eb4c2" officeooo:paragraph-rsid="000eb4c2"/>
    </style:style>
    <style:style style:name="P6" style:family="paragraph" style:parent-style-name="Text_20_body" style:list-style-name="L2">
      <style:text-properties officeooo:rsid="00115724" officeooo:paragraph-rsid="0011572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techarts</text:p>
      <text:h text:style-name="Heading_20_1" text:outline-level="1">Analyse</text:h>
      <text:list xml:id="list2092488847546619247" text:style-name="L1">
        <text:list-item>
          <text:p text:style-name="P4">Ja</text:p>
        </text:list-item>
        <text:list-item>
          <text:p text:style-name="P4">Maximal 4 Aktionen (von OffWithoutTape zu PausedAutomatedRecording)</text:p>
        </text:list-item>
        <text:list-item>
          <text:p text:style-name="P4">Guggn<text:line-break/>Vrmtl. entfernen und durch Transition ersetzen</text:p>
        </text:list-item>
      </text:list>
      <text:p text:style-name="P1"/>
      <text:p text:style-name="P2">TODOs:</text:p>
      <text:list xml:id="list3341176591533647219" text:style-name="L2">
        <text:list-item>
          <text:p text:style-name="P5">Übergänge mit Jessi abgleichen</text:p>
        </text:list-item>
        <text:list-item>
          <text:p text:style-name="P5">c in Aufzeichnung nachschauen</text:p>
        </text:list-item>
        <text:list-item>
          <text:p text:style-name="P6">Tabelle in Dokument einfü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1:01:25.889653504</meta:creation-date>
    <dc:title>Standard</dc:title>
    <meta:editing-duration>PT15M28S</meta:editing-duration>
    <meta:editing-cycles>5</meta:editing-cycles>
    <meta:generator>LibreOffice/5.1.6.2$Linux_X86_64 LibreOffice_project/10m0$Build-2</meta:generator>
    <meta:initial-creator>Simon Hochholzer</meta:initial-creator>
    <dc:date>2018-01-05T11:18:14.536768710</dc:date>
    <dc:creator>Simon Hochholzer</dc:creator>
    <meta:document-statistic meta:table-count="0" meta:image-count="0" meta:object-count="0" meta:page-count="1" meta:paragraph-count="9" meta:word-count="36" meta:character-count="241" meta:non-whitespace-character-count="220"/>
    <meta:template xlink:type="simple" xlink:actuate="onRequest" xlink:title="Standard" xlink:href="../../../../../../../../../../.config/libreoffice/4/user/template/Standard1.ott" meta:date="2018-01-05T11:01:22.966259710"/>
  </office:meta>
</office:document-meta>
</file>